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b2848" officeooo:paragraph-rsid="001b284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b2848" officeooo:paragraph-rsid="001b284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b2848" officeooo:paragraph-rsid="001b2848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b2848" officeooo:paragraph-rsid="001b284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b2848" officeooo:paragraph-rsid="001b284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2848" officeooo:paragraph-rsid="001b284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da09a" officeooo:paragraph-rsid="001da09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f3be" officeooo:paragraph-rsid="001ef3b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f3be" officeooo:paragraph-rsid="0021301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3533" officeooo:paragraph-rsid="001f353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3018" officeooo:paragraph-rsid="0021301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b2848" officeooo:paragraph-rsid="001b2848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ef3be" officeooo:paragraph-rsid="001ef3be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ef3be" officeooo:paragraph-rsid="001f3533" style:font-size-asian="14pt" style:font-weight-asian="bold" style:font-size-complex="16pt" style:font-weight-complex="bold"/>
    </style:style>
    <style:style style:name="T1" style:family="text">
      <style:text-properties officeooo:rsid="001c998d"/>
    </style:style>
    <style:style style:name="T2" style:family="text">
      <style:text-properties officeooo:rsid="001ef3be"/>
    </style:style>
    <style:style style:name="T3" style:family="text">
      <style:text-properties officeooo:rsid="001f3533"/>
    </style:style>
    <style:style style:name="T4" style:family="text">
      <style:text-properties officeooo:rsid="001fa6b3"/>
    </style:style>
    <style:style style:name="T5" style:family="text">
      <style:text-properties officeooo:rsid="0020579f"/>
    </style:style>
    <style:style style:name="T6" style:family="text">
      <style:text-properties officeooo:rsid="002130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ging Environments How-To</text:p>
      <text:p text:style-name="P2"/>
      <text:p text:style-name="P3"/>
      <text:p text:style-name="P4"><text:span text:style-name="T2">1. </text:span>Initial orchestration of staging environments(for DevOps <text:span text:style-name="T1">only</text:span>)</text:p>
      <text:p text:style-name="P4"/>
      <text:p text:style-name="P5">1<text:span text:style-name="T2">)</text:span> Login to linode server as root user and run:</text:p>
      <text:p text:style-name="P5"># salt-call state.highstate</text:p>
      <text:p text:style-name="P5"/>
      <text:p text:style-name="P5">The process of preparing 9 environments will take up to 2 hours. Next environments will be created:</text:p>
      <text:p text:style-name="P5"/>
      <text:p text:style-name="P5">- a1</text:p>
      <text:p text:style-name="P5">- a2</text:p>
      <text:p text:style-name="P5">- b1</text:p>
      <text:p text:style-name="P5">- b2</text:p>
      <text:p text:style-name="P5">- m1</text:p>
      <text:p text:style-name="P5">- m2</text:p>
      <text:p text:style-name="P5">- d1</text:p>
      <text:p text:style-name="P5">- d2</text:p>
      <text:p text:style-name="P5">- staging</text:p>
      <text:p text:style-name="P5"/>
      <text:p text:style-name="P5">2<text:span text:style-name="T2">)</text:span> Start all environments by running appropriate init.d services:</text:p>
      <text:p text:style-name="P5"/>
      <text:p text:style-name="P5"># service a1 start</text:p>
      <text:p text:style-name="P5"># service a2 start</text:p>
      <text:p text:style-name="P5">…</text:p>
      <text:p text:style-name="P5"># service staging start</text:p>
      <text:p text:style-name="P5"/>
      <text:p text:style-name="P5"/>
      <text:p text:style-name="P4"><text:span text:style-name="T2">2. </text:span>Logging to staging environments by SSH using private key</text:p>
      <text:p text:style-name="P4"/>
      <text:p text:style-name="P7">1<text:span text:style-name="T2">)</text:span> Request private ssh key from DevOps team(file named staging.key) and place it on local filesystem. Change permissions of file staging.key to 600 mode:</text:p>
      <text:p text:style-name="P7"/>
      <text:p text:style-name="P7">$ chmod 600 staging.key</text:p>
      <text:p text:style-name="P7"/>
      <text:p text:style-name="P7">2<text:span text:style-name="T2">)</text:span> Login to required environment using appropriate username(a1 for example):</text:p>
      <text:p text:style-name="P7"/>
      <text:p text:style-name="P7">$ ssh -i staging.<text:span text:style-name="T4">key</text:span> <text:a xlink:type="simple" xlink:href="mailto:a1@ci.360yln.com">a1@ci.360yln.com</text:a></text:p>
      <text:p text:style-name="P7"/>
      <text:p text:style-name="P13">3. Starting/stopping staging environments</text:p>
      <text:p text:style-name="P13"/>
      <text:p text:style-name="P8">1) To start staging environment login by ssh as described in P.2 and issue next command:</text:p>
      <text:p text:style-name="P8"/>
      <text:p text:style-name="P8">(virtualenv)<text:a xlink:type="simple" xlink:href="mailto:a1@localhost">a1@localhost</text:a>:~$ sudo service a1 start</text:p>
      <text:p text:style-name="P8"/>
      <text:p text:style-name="P8">2) To stop staging environment login by ssh as described in P.2 and issue next command:</text:p>
      <text:p text:style-name="P8"/>
      <text:p text:style-name="P8">(virtualenv)<text:a xlink:type="simple" xlink:href="mailto:a1@localhost">a1@localhost</text:a>:~$ sudo service a1 stop</text:p>
      <text:p text:style-name="P8"><text:soft-page-break/></text:p>
      <text:p text:style-name="P8">3) To srestart staging environment login by ssh as described in P.2 and issue next command:</text:p>
      <text:p text:style-name="P8"/>
      <text:p text:style-name="P8">(virtualenv)<text:a xlink:type="simple" xlink:href="mailto:a1@localhost">a1@localhost</text:a>:~$ sudo service a1 stop &amp;&amp; sudo service a1 start</text:p>
      <text:p text:style-name="P8"/>
      <text:p text:style-name="P14"><text:span text:style-name="T3">4</text:span>. <text:span text:style-name="T3">Updating</text:span> staging environments</text:p>
      <text:p text:style-name="P14"/>
      <text:p text:style-name="P10">1) Login <text:span text:style-name="T5">to staging environment by ssh as described in P.2 and run next command:</text:span></text:p>
      <text:p text:style-name="P10"/>
      <text:p text:style-name="P9">(virtualenv)<text:a xlink:type="simple" xlink:href="mailto:a1@localhost">a1@localhost</text:a>:~$ ./<text:span text:style-name="T6">update_env</text:span></text:p>
      <text:p text:style-name="P10"/>
      <text:p text:style-name="P11">Wait until script finishes. Database will be updated to actual st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22:37.134843121</meta:creation-date>
    <dc:date>2014-07-23T16:48:41.827608658</dc:date>
    <meta:editing-duration>PT17M2S</meta:editing-duration>
    <meta:editing-cycles>8</meta:editing-cycles>
    <meta:generator>LibreOffice/4.2.3.3$Linux_X86_64 LibreOffice_project/420m0$Build-3</meta:generator>
    <meta:document-statistic meta:table-count="0" meta:image-count="0" meta:object-count="0" meta:page-count="2" meta:paragraph-count="35" meta:word-count="238" meta:character-count="1476" meta:non-whitespace-character-count="1273"/>
  </office:meta>
</office:document-meta>
</file>